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15305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3104" calcext:value-type="float">
            <text:p>39.3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305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0432" calcext:value-type="float">
            <text:p>39.2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305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9848" calcext:value-type="float">
            <text:p>39.1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305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4024" calcext:value-type="float">
            <text:p>39.0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305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6696" calcext:value-type="float">
            <text:p>39.0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305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9912" calcext:value-type="float">
            <text:p>38.9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305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8848" calcext:value-type="float">
            <text:p>38.7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305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305</text:p>
          </table:table-cell>
          <table:table-cell office:value-type="string" calcext:value-type="string">
            <text:p>201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3024" calcext:value-type="float">
            <text:p>38.6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305</text:p>
          </table:table-cell>
          <table:table-cell office:value-type="string" calcext:value-type="string">
            <text:p>201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305</text:p>
          </table:table-cell>
          <table:table-cell office:value-type="string" calcext:value-type="string">
            <text:p>201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1416" calcext:value-type="float">
            <text:p>38.7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305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34" calcext:value-type="float">
            <text:p>38.6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305</text:p>
          </table:table-cell>
          <table:table-cell office:value-type="string" calcext:value-type="string">
            <text:p>201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908" calcext:value-type="float">
            <text:p>38.3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305</text:p>
          </table:table-cell>
          <table:table-cell office:value-type="string" calcext:value-type="string">
            <text:p>201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305</text:p>
          </table:table-cell>
          <table:table-cell office:value-type="string" calcext:value-type="string">
            <text:p>201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4256" calcext:value-type="float">
            <text:p>38.6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305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9456" calcext:value-type="float">
            <text:p>38.3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